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svg:stroke-color="#99ccff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7cm"/>
    </style:style>
    <style:style style:name="gr8" style:family="graphic" style:parent-style-name="standard">
      <style:graphic-properties draw:fill="solid" draw:fill-color="#280099" draw:textarea-horizontal-align="justify" draw:textarea-vertical-align="middle" draw:auto-grow-height="false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svg:stroke-width="0.1cm" svg:stroke-color="#99ccff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dash" draw:stroke-dash="Fine_20_Dashed_20__28_var_29_" draw:fill="none" draw:textarea-vertical-align="middle"/>
    </style:style>
    <style:style style:name="gr14" style:family="graphic" style:parent-style-name="standard">
      <style:graphic-properties svg:stroke-width="0.1cm" svg:stroke-color="#00008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02cm" svg:stroke-color="#33cc66" draw:marker-start-width="0.352cm" draw:marker-end-width="0.352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02cm" svg:stroke-color="#ff6633" draw:marker-start-width="0.352cm" draw:marker-end-width="0.352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0" style:family="graphic" style:parent-style-name="standard">
      <style:graphic-properties svg:stroke-width="0.102cm" svg:stroke-color="#ff950e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3deb3d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size="18pt" fo:font-style="italic" style:font-style-asian="italic" style:font-style-complex="italic"/>
    </style:style>
    <style:style style:name="P4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tyle="italic" style:font-style-asian="italic" style:font-style-complex="italic"/>
    </style:style>
    <style:style style:name="T3" style:family="text">
      <style:text-properties fo:font-size="18pt" fo:font-style="italic" style:font-style-asian="italic" style:font-style-complex="italic"/>
    </style:style>
    <style:style style:name="T4" style:family="text">
      <style:text-properties style:text-position="sub 58%" fo:font-size="18pt" fo:font-style="italic" style:font-style-asian="italic" style:font-style-complex="italic"/>
    </style:style>
    <style:style style:name="T5" style:family="text">
      <style:text-properties fo:font-size="18pt" fo:font-style="normal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family="Arial" style:font-style-name="Обычный" style:font-family-generic="swiss" fo:font-style="italic" style:font-family-asian="Arial" style:font-style-name-asian="Обычный" style:font-family-generic-asian="swiss" style:font-style-asian="italic" style:font-family-complex="Arial" style:font-style-name-complex="Обычный" style:font-family-generic-complex="swiss" style:font-style-complex="italic"/>
    </style:style>
    <style:style style:name="T8" style:family="text">
      <style:text-properties style:text-position="sub 58%" fo:font-family="Arial" style:font-style-name="Обычный" style:font-family-generic="swiss" fo:font-style="italic" style:font-family-asian="Arial" style:font-style-name-asian="Обычный" style:font-family-generic-asian="swiss" style:font-style-asian="italic" style:font-family-complex="Arial" style:font-style-name-complex="Обычный" style:font-family-generic-complex="swiss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5.098cm" svg:height="13.488cm" draw:transform="rotate (-0.70511301780571) translate (11.7142679479595cm -5.43507961355153cm)" svg:viewBox="0 0 15099 13489" svg:d="m15 12353c-469 56 10427 2550 13524-35s627-12318 627-12318">
          <text:p/>
        </draw:path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25.2cm" svg:y="14cm">
          <draw:text-box>
            <text:p><text:span text:style-name="T1">x</text:span></text:p>
          </draw:text-box>
        </draw:frame>
        <draw:frame draw:style-name="gr3" draw:text-style-name="P2" draw:layer="layout" svg:width="1.8cm" svg:height="0.958cm" svg:x="0.8cm" svg:y="1.4cm">
          <draw:text-box>
            <text:p><text:span text:style-name="T1">f</text:span></text:p>
          </draw:text-box>
        </draw:frame>
        <draw:polyline draw:style-name="gr4" draw:text-style-name="P1" xml:id="id1" draw:id="id1" draw:layer="layout" svg:width="0cm" svg:height="8.494cm" svg:x="4.7cm" svg:y="5.291cm" svg:viewBox="0 0 0 8495" draw:points="0,0 0,8495">
          <text:p/>
        </draw:polyline>
        <draw:polyline draw:style-name="gr5" draw:text-style-name="P1" xml:id="id2" draw:id="id2" draw:layer="layout" svg:width="0cm" svg:height="0.399cm" svg:x="4.7cm" svg:y="13.637cm" svg:viewBox="0 0 0 400" draw:points="0,0 0,400">
          <text:p/>
        </draw:polyline>
        <draw:frame draw:style-name="gr3" draw:text-style-name="P2" xml:id="id3" draw:id="id3" draw:layer="layout" svg:width="1.6cm" svg:height="1.167cm" svg:x="4.268cm" svg:y="14.037cm">
          <draw:text-box>
            <text:p><text:span text:style-name="T1">x</text:span><text:span text:style-name="T2">1</text:span></text:p>
          </draw:text-box>
        </draw:frame>
        <draw:polyline draw:style-name="gr6" draw:text-style-name="P1" xml:id="id5" draw:id="id5" draw:layer="layout" svg:width="3.699cm" svg:height="0cm" svg:x="4.7cm" svg:y="13.8cm" svg:viewBox="0 0 3700 0" draw:points="0,0 3700,0">
          <text:p/>
        </draw:polyline>
        <draw:frame draw:style-name="gr7" draw:text-style-name="P2" xml:id="id6" draw:id="id6" draw:layer="layout" svg:width="3.4cm" svg:height="1.167cm" svg:x="5.33cm" svg:y="12.72cm">
          <draw:text-box>
            <text:p><text:span text:style-name="T1">-f'(x</text:span><text:span text:style-name="T2">1 </text:span><text:span text:style-name="T1">) </text:span></text:p>
          </draw:text-box>
        </draw:frame>
        <draw:polyline draw:style-name="gr5" draw:text-style-name="P1" xml:id="id7" draw:id="id7" draw:layer="layout" svg:width="0cm" svg:height="0.399cm" svg:x="8.344cm" svg:y="13.637cm" svg:viewBox="0 0 0 400" draw:points="0,0 0,400">
          <text:p/>
        </draw:polyline>
        <draw:frame draw:style-name="gr3" draw:text-style-name="P2" xml:id="id8" draw:id="id8" draw:layer="layout" svg:width="1.6cm" svg:height="1.167cm" svg:x="7.8cm" svg:y="14.037cm">
          <draw:text-box>
            <text:p><text:span text:style-name="T1">x</text:span><text:span text:style-name="T2">2</text:span></text:p>
          </draw:text-box>
        </draw:frame>
        <draw:polyline draw:style-name="gr4" draw:text-style-name="P1" xml:id="id9" draw:id="id9" draw:layer="layout" svg:width="0cm" svg:height="4.797cm" svg:x="8.344cm" svg:y="9.34cm" svg:viewBox="0 0 0 4798" draw:points="0,0 0,4798">
          <text:p/>
        </draw:polyline>
        <draw:polyline draw:style-name="gr6" draw:text-style-name="P1" xml:id="id11" draw:id="id11" draw:layer="layout" svg:width="2.799cm" svg:height="0cm" svg:x="8.4cm" svg:y="13.8cm" svg:viewBox="0 0 2800 0" draw:points="0,0 2800,0">
          <text:p/>
        </draw:polyline>
        <draw:polyline draw:style-name="gr5" draw:text-style-name="P1" xml:id="id12" draw:id="id12" draw:layer="layout" svg:width="0cm" svg:height="0.399cm" svg:x="11.2cm" svg:y="13.637cm" svg:viewBox="0 0 0 400" draw:points="0,0 0,400">
          <text:p/>
        </draw:polyline>
        <draw:polyline draw:style-name="gr4" draw:text-style-name="P1" xml:id="id13" draw:id="id13" draw:layer="layout" svg:width="0cm" svg:height="2.01cm" svg:x="11.2cm" svg:y="11.589cm" svg:viewBox="0 0 0 2011" draw:points="0,0 0,2011">
          <text:p/>
        </draw:polyline>
        <draw:custom-shape draw:style-name="gr8" draw:text-style-name="P1" xml:id="id10" draw:id="id10" draw:layer="layout" svg:width="0.3cm" svg:height="0.3cm" svg:x="8.21cm" svg:y="9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" draw:id="id4" draw:layer="layout" svg:width="0.3cm" svg:height="0.3cm" svg:x="4.566cm" svg:y="5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6" draw:id="id16" draw:layer="layout" svg:width="0.3cm" svg:height="0.3cm" svg:x="12.401cm" svg:y="12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4" draw:id="id14" draw:layer="layout" svg:width="0.3cm" svg:height="0.3cm" svg:x="11.049cm" svg:y="11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xml:id="id15" draw:id="id15" draw:layer="layout" svg:width="1.6cm" svg:height="1.167cm" svg:x="10.701cm" svg:y="14.037cm">
          <draw:text-box>
            <text:p><text:span text:style-name="T1">x</text:span><text:span text:style-name="T2">3</text:span></text:p>
          </draw:text-box>
        </draw:frame>
        <draw:custom-shape draw:style-name="gr8" draw:text-style-name="P1" draw:layer="layout" svg:width="0.3cm" svg:height="0.3cm" svg:x="13.835cm" svg:y="12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4cm" svg:height="1.167cm" svg:x="8.603cm" svg:y="12.72cm">
          <draw:text-box>
            <text:p><text:span text:style-name="T1">-f'(x</text:span><text:span text:style-name="T2">2 </text:span><text:span text:style-name="T1">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path draw:style-name="gr10" draw:text-style-name="P1" draw:layer="layout" svg:width="22.682cm" svg:height="11.364cm" draw:transform="rotate (-0.302814625221017) translate (3.85994287891193cm -3.36428602905328cm)" svg:viewBox="0 0 22683 11365" svg:d="m0 6237c679-212 1859-550 2418-10 1801 1742 4028 3875 5603 4221 1073 83 1073 83 2171-1098s2553-1216 3305-823 3112 4895 4628 1698 3079-8925 4558-10225">
          <text:p/>
        </draw:path>
        <draw:frame draw:style-name="gr3" draw:text-style-name="P3" draw:layer="layout" svg:width="1.8cm" svg:height="0.958cm" svg:x="25.2cm" svg:y="14cm">
          <draw:text-box>
            <text:p><text:span text:style-name="T3">W</text:span></text:p>
          </draw:text-box>
        </draw:frame>
        <draw:frame draw:style-name="gr3" draw:text-style-name="P3" draw:layer="layout" svg:width="1.8cm" svg:height="0.958cm" svg:x="0.8cm" svg:y="1.4cm">
          <draw:text-box>
            <text:p><text:span text:style-name="T3">E</text:span></text:p>
          </draw:text-box>
        </draw:frame>
        <draw:polyline draw:style-name="gr4" draw:text-style-name="P1" xml:id="id17" draw:id="id17" draw:layer="layout" svg:width="0cm" svg:height="9.899cm" svg:x="4.7cm" svg:y="3.886cm" svg:viewBox="0 0 0 9900" draw:points="0,0 0,9900">
          <text:p/>
        </draw:polyline>
        <draw:polyline draw:style-name="gr5" draw:text-style-name="P1" xml:id="id18" draw:id="id18" draw:layer="layout" svg:width="0cm" svg:height="0.399cm" svg:x="4.6cm" svg:y="13.6cm" svg:viewBox="0 0 0 400" draw:points="0,0 0,400">
          <text:p/>
        </draw:polyline>
        <draw:frame draw:style-name="gr3" draw:text-style-name="P3" xml:id="id19" draw:id="id19" draw:layer="layout" svg:width="1.6cm" svg:height="1.167cm" svg:x="3.9cm" svg:y="14.037cm">
          <draw:text-box>
            <text:p><text:span text:style-name="T3">W</text:span><text:span text:style-name="T4">1</text:span></text:p>
          </draw:text-box>
        </draw:frame>
        <draw:polyline draw:style-name="gr6" draw:text-style-name="P1" xml:id="id21" draw:id="id21" draw:layer="layout" svg:width="3.799cm" svg:height="0cm" svg:x="4.6cm" svg:y="13.8cm" svg:viewBox="0 0 3800 0" draw:points="0,0 3800,0">
          <text:p/>
        </draw:polyline>
        <draw:frame draw:style-name="gr7" draw:text-style-name="P3" xml:id="id22" draw:id="id22" draw:layer="layout" svg:width="3.4cm" svg:height="1.167cm" svg:x="4.756cm" svg:y="12.544cm">
          <draw:text-box>
            <text:p><text:span text:style-name="T3">-</text:span><text:span text:style-name="T5">∇</text:span><text:span text:style-name="T3">E(W</text:span><text:span text:style-name="T4">1 </text:span><text:span text:style-name="T3">) </text:span></text:p>
          </draw:text-box>
        </draw:frame>
        <draw:polyline draw:style-name="gr5" draw:text-style-name="P1" xml:id="id23" draw:id="id23" draw:layer="layout" svg:width="0cm" svg:height="0.399cm" svg:x="8.344cm" svg:y="13.637cm" svg:viewBox="0 0 0 400" draw:points="0,0 0,400">
          <text:p/>
        </draw:polyline>
        <draw:frame draw:style-name="gr3" draw:text-style-name="P3" xml:id="id24" draw:id="id24" draw:layer="layout" svg:width="1.6cm" svg:height="1.167cm" svg:x="7.8cm" svg:y="14.037cm">
          <draw:text-box>
            <text:p><text:span text:style-name="T3">W</text:span><text:span text:style-name="T4">2</text:span></text:p>
          </draw:text-box>
        </draw:frame>
        <draw:polyline draw:style-name="gr4" draw:text-style-name="P1" xml:id="id25" draw:id="id25" draw:layer="layout" svg:width="0cm" svg:height="5.099cm" svg:x="8.344cm" svg:y="9.038cm" svg:viewBox="0 0 0 5100" draw:points="0,0 0,5100">
          <text:p/>
        </draw:polyline>
        <draw:polyline draw:style-name="gr6" draw:text-style-name="P1" xml:id="id27" draw:id="id27" draw:layer="layout" svg:width="2.799cm" svg:height="0cm" svg:x="8.4cm" svg:y="13.8cm" svg:viewBox="0 0 2800 0" draw:points="0,0 2800,0">
          <text:p/>
        </draw:polyline>
        <draw:polyline draw:style-name="gr5" draw:text-style-name="P1" xml:id="id29" draw:id="id29" draw:layer="layout" svg:width="0cm" svg:height="0.399cm" svg:x="11.2cm" svg:y="13.637cm" svg:viewBox="0 0 0 400" draw:points="0,0 0,400">
          <text:p/>
        </draw:polyline>
        <draw:frame draw:style-name="gr7" draw:text-style-name="P3" xml:id="id28" draw:id="id28" draw:layer="layout" svg:width="3.4cm" svg:height="1.167cm" svg:x="8.2cm" svg:y="12.544cm">
          <draw:text-box>
            <text:p><text:span text:style-name="T3">-</text:span><text:span text:style-name="T5">∇</text:span><text:span text:style-name="T3">E(W</text:span><text:span text:style-name="T4">2 </text:span><text:span text:style-name="T3">)</text:span></text:p>
          </draw:text-box>
        </draw:frame>
        <draw:polyline draw:style-name="gr4" draw:text-style-name="P1" xml:id="id30" draw:id="id30" draw:layer="layout" svg:width="0cm" svg:height="5.099cm" svg:x="11.2cm" svg:y="8.5cm" svg:viewBox="0 0 0 5100" draw:points="0,0 0,5100">
          <text:p/>
        </draw:polyline>
        <draw:custom-shape draw:style-name="gr8" draw:text-style-name="P1" xml:id="id26" draw:id="id26" draw:layer="layout" svg:width="0.3cm" svg:height="0.3cm" svg:x="8.2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0" draw:id="id20" draw:layer="layout" svg:width="0.3cm" svg:height="0.3cm" svg:x="4.5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3" draw:id="id33" draw:layer="layout" svg:width="0.3cm" svg:height="0.3cm" svg:x="9.248cm" svg:y="9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1" draw:id="id31" draw:layer="layout" svg:width="0.3cm" svg:height="0.3cm" svg:x="11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4" draw:id="id34" draw:layer="layout" svg:width="0.3cm" svg:height="0.3cm" svg:x="22.6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5" draw:id="id35" draw:layer="layout" svg:width="0.3cm" svg:height="0.3cm" svg:x="21cm" svg:y="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6" draw:id="id36" draw:layer="layout" svg:width="0.3cm" svg:height="0.3cm" svg:x="19.6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7" draw:id="id37" draw:layer="layout" svg:width="0.3cm" svg:height="0.3cm" svg:x="18.322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8" draw:id="id38" draw:layer="layout" svg:width="0.3cm" svg:height="0.3cm" svg:x="16.7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32" draw:id="id32" draw:layer="layout" svg:width="1.6cm" svg:height="1.167cm" svg:x="10.4cm" svg:y="14.037cm">
          <draw:text-box>
            <text:p><text:span text:style-name="T3">W</text:span><text:span text:style-name="T4">3</text:span></text:p>
          </draw:text-box>
        </draw:frame>
        <draw:custom-shape draw:style-name="gr8" draw:text-style-name="P1" draw:layer="layout" svg:width="0.3cm" svg:height="0.3cm" svg:x="9.725cm" svg:y="8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path draw:style-name="gr10" draw:text-style-name="P1" draw:layer="layout" svg:width="24.481cm" svg:height="7.235cm" draw:transform="rotate (-0.0151843644923517) translate (2.001cm 3.762cm)" svg:viewBox="0 0 24482 7236" svg:d="m0 0c10627 922 15175 853 15402 1499s1355 8157 4129 4939 4951-5103 4951-5103">
          <text:p/>
        </draw:path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0.8cm" svg:y="1.4cm">
          <draw:text-box>
            <text:p><text:span text:style-name="T1">E</text:span></text:p>
          </draw:text-box>
        </draw:frame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6.029cm" svg:y="4.0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.872cm" svg:y1="4.005cm" svg:x2="2.872cm" svg:y2="13.8cm">
          <text:p/>
        </draw:line>
        <draw:line draw:style-name="gr5" draw:text-style-name="P1" draw:layer="layout" svg:x1="2.851cm" svg:y1="13.6cm" svg:x2="2.851cm" svg:y2="14cm">
          <text:p/>
        </draw:line>
        <draw:frame draw:style-name="gr3" draw:text-style-name="P2" draw:layer="layout" svg:width="1.6cm" svg:height="1.167cm" svg:x="2.151cm" svg:y="14.037cm">
          <draw:text-box>
            <text:p><text:span text:style-name="T1">W</text:span><text:span text:style-name="T2">1</text:span></text:p>
          </draw:text-box>
        </draw:frame>
        <draw:frame draw:style-name="gr7" draw:text-style-name="P2" draw:layer="layout" svg:width="3.4cm" svg:height="1.167cm" svg:x="3.007cm" svg:y="12.544cm">
          <draw:text-box>
            <text:p><text:span text:style-name="T1">-</text:span><text:span text:style-name="T6">∇</text:span><text:span text:style-name="T1">E(W</text:span><text:span text:style-name="T2">1 </text:span><text:span text:style-name="T1">)</text:span></text:p>
          </draw:text-box>
        </draw:frame>
        <draw:line draw:style-name="gr12" draw:text-style-name="P1" draw:layer="layout" svg:x1="2.872cm" svg:y1="13.8cm" svg:x2="6.188cm" svg:y2="13.8cm">
          <text:p/>
        </draw:line>
        <draw:line draw:style-name="gr11" draw:text-style-name="P1" draw:layer="layout" svg:x1="6.168cm" svg:y1="4.209cm" svg:x2="6.168cm" svg:y2="13.8cm">
          <text:p/>
        </draw:line>
        <draw:custom-shape draw:style-name="gr8" draw:text-style-name="P1" draw:layer="layout" svg:width="0.303cm" svg:height="0.303cm" svg:x="9.345cm" svg:y="4.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6.188cm" svg:y1="13.8cm" svg:x2="9.504cm" svg:y2="13.8cm">
          <text:p/>
        </draw:line>
        <draw:line draw:style-name="gr11" draw:text-style-name="P1" draw:layer="layout" svg:x1="9.484cm" svg:y1="4.498cm" svg:x2="9.484cm" svg:y2="13.8cm">
          <text:p/>
        </draw:line>
        <draw:custom-shape draw:style-name="gr8" draw:text-style-name="P1" draw:layer="layout" svg:width="0.303cm" svg:height="0.303cm" svg:x="12.641cm" svg:y="4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9.484cm" svg:y1="13.8cm" svg:x2="12.8cm" svg:y2="13.8cm">
          <text:p/>
        </draw:line>
        <draw:line draw:style-name="gr11" draw:text-style-name="P1" draw:layer="layout" svg:x1="12.78cm" svg:y1="4.748cm" svg:x2="12.78cm" svg:y2="13.8cm">
          <text:p/>
        </draw:line>
        <draw:line draw:style-name="gr5" draw:text-style-name="P1" draw:layer="layout" svg:x1="6.168cm" svg:y1="13.6cm" svg:x2="6.168cm" svg:y2="14cm">
          <text:p/>
        </draw:line>
        <draw:line draw:style-name="gr5" draw:text-style-name="P1" draw:layer="layout" svg:x1="9.484cm" svg:y1="13.6cm" svg:x2="9.484cm" svg:y2="14cm">
          <text:p/>
        </draw:line>
        <draw:line draw:style-name="gr5" draw:text-style-name="P1" draw:layer="layout" svg:x1="12.78cm" svg:y1="13.601cm" svg:x2="12.78cm" svg:y2="14.001cm">
          <text:p/>
        </draw:line>
        <draw:custom-shape draw:style-name="gr8" draw:text-style-name="P1" draw:layer="layout" svg:width="0.303cm" svg:height="0.303cm" svg:x="15.937cm" svg:y="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2.78cm" svg:y1="13.8cm" svg:x2="16.096cm" svg:y2="13.8cm">
          <text:p/>
        </draw:line>
        <draw:line draw:style-name="gr11" draw:text-style-name="P1" draw:layer="layout" svg:x1="16.076cm" svg:y1="5.027cm" svg:x2="16.076cm" svg:y2="13.8cm">
          <text:p/>
        </draw:line>
        <draw:line draw:style-name="gr5" draw:text-style-name="P1" draw:layer="layout" svg:x1="16.076cm" svg:y1="13.601cm" svg:x2="16.076cm" svg:y2="14.001cm">
          <text:p/>
        </draw:line>
        <draw:frame draw:style-name="gr3" draw:text-style-name="P3" draw:layer="layout" svg:width="1.8cm" svg:height="0.958cm" svg:x="25.806cm" svg:y="14.001cm">
          <draw:text-box>
            <text:p><text:span text:style-name="T3">W</text:span></text:p>
          </draw:text-box>
        </draw:frame>
        <draw:frame draw:style-name="gr3" draw:text-style-name="P2" draw:layer="layout" svg:width="1.6cm" svg:height="1.167cm" svg:x="5.48cm" svg:y="14.037cm">
          <draw:text-box>
            <text:p><text:span text:style-name="T1">W</text:span><text:span text:style-name="T2">2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3" draw:layer="layout" svg:width="1.8cm" svg:height="0.958cm" svg:x="25.805cm" svg:y="14cm">
          <draw:text-box>
            <text:p><text:span text:style-name="T3">W</text:span></text:p>
          </draw:text-box>
        </draw:frame>
        <draw:frame draw:style-name="gr3" draw:text-style-name="P3" draw:layer="layout" svg:width="1.8cm" svg:height="0.958cm" svg:x="0.8cm" svg:y="1.4cm">
          <draw:text-box>
            <text:p><text:span text:style-name="T3">E</text:span></text:p>
          </draw:text-box>
        </draw:frame>
        <draw:path draw:style-name="gr10" draw:text-style-name="P1" draw:layer="layout" svg:width="24.481cm" svg:height="7.235cm" draw:transform="rotate (-0.0151843644923517) translate (2cm 3.761cm)" svg:viewBox="0 0 24482 7236" svg:d="m0 0c10627 922 15175 853 15402 1499s1355 8157 4129 4939 4951-5103 4951-5103">
          <text:p/>
        </draw:path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15.142cm" svg:y="4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5.433cm" svg:y="3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9.951cm" svg:y="4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2.872cm" svg:y1="4.005cm" svg:x2="2.872cm" svg:y2="13.8cm">
          <text:p/>
        </draw:line>
        <draw:line draw:style-name="gr5" draw:text-style-name="P1" draw:layer="layout" svg:x1="2.851cm" svg:y1="13.6cm" svg:x2="2.851cm" svg:y2="14cm">
          <text:p/>
        </draw:line>
        <draw:frame draw:style-name="gr3" draw:text-style-name="P2" draw:layer="layout" svg:width="1.6cm" svg:height="1.167cm" svg:x="2.151cm" svg:y="14.037cm">
          <draw:text-box>
            <text:p><text:span text:style-name="T1">W</text:span><text:span text:style-name="T2">1</text:span></text:p>
          </draw:text-box>
        </draw:frame>
        <draw:frame draw:style-name="gr7" draw:text-style-name="P2" draw:layer="layout" svg:width="3.4cm" svg:height="1.167cm" svg:x="2.649cm" svg:y="12.544cm">
          <draw:text-box>
            <text:p><text:span text:style-name="T1">-</text:span><text:span text:style-name="T6">∇</text:span><text:span text:style-name="T1">E(W</text:span><text:span text:style-name="T2">1 </text:span><text:span text:style-name="T1">)</text:span></text:p>
          </draw:text-box>
        </draw:frame>
        <draw:line draw:style-name="gr12" draw:text-style-name="P1" draw:layer="layout" svg:x1="2.872cm" svg:y1="13.8cm" svg:x2="5.526cm" svg:y2="13.8cm">
          <text:p/>
        </draw:line>
        <draw:line draw:style-name="gr13" draw:text-style-name="P1" draw:layer="layout" svg:x1="5.576cm" svg:y1="4.005cm" svg:x2="5.576cm" svg:y2="13.8cm">
          <text:p/>
        </draw:line>
        <draw:line draw:style-name="gr12" draw:text-style-name="P1" draw:layer="layout" svg:x1="8.23cm" svg:y1="13.8cm" svg:x2="10.093cm" svg:y2="13.8cm">
          <text:p/>
        </draw:line>
        <draw:line draw:style-name="gr13" draw:text-style-name="P1" draw:layer="layout" svg:x1="8.249cm" svg:y1="4.599cm" svg:x2="8.249cm" svg:y2="13.945cm">
          <text:p/>
        </draw:line>
        <draw:custom-shape draw:style-name="gr14" draw:text-style-name="P1" draw:layer="layout" svg:width="0.303cm" svg:height="0.303cm" svg:x="8.129cm" svg:y="4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0.093cm" svg:y1="4.454cm" svg:x2="10.093cm" svg:y2="13.8cm">
          <text:p/>
        </draw:line>
        <draw:line draw:style-name="gr12" draw:text-style-name="P1" draw:layer="layout" svg:x1="12.846cm" svg:y1="13.8cm" svg:x2="15.213cm" svg:y2="13.8cm">
          <text:p/>
        </draw:line>
        <draw:line draw:style-name="gr13" draw:text-style-name="P1" draw:layer="layout" svg:x1="12.846cm" svg:y1="5.003cm" svg:x2="12.846cm" svg:y2="13.8cm">
          <text:p/>
        </draw:line>
        <draw:custom-shape draw:style-name="gr14" draw:text-style-name="P1" draw:layer="layout" svg:width="0.303cm" svg:height="0.303cm" svg:x="12.692cm" svg:y="4.5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5.292cm" svg:y1="4.975cm" svg:x2="15.292cm" svg:y2="13.772cm">
          <text:p/>
        </draw:line>
        <draw:custom-shape draw:style-name="gr8" draw:text-style-name="P1" draw:layer="layout" svg:width="0.303cm" svg:height="0.303cm" svg:x="21.331cm" svg:y="10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21.498cm" svg:y1="13.8cm" svg:x2="25.406cm" svg:y2="13.8cm">
          <text:p/>
        </draw:line>
        <draw:frame draw:style-name="gr3" draw:text-style-name="P2" draw:layer="layout" svg:width="1.6cm" svg:height="1.167cm" svg:x="5.465cm" svg:y="14.037cm">
          <draw:text-box>
            <text:p><text:span text:style-name="T1">W</text:span><text:span text:style-name="T2">2</text:span></text:p>
          </draw:text-box>
        </draw:frame>
        <draw:frame draw:style-name="gr3" draw:text-style-name="P2" draw:layer="layout" svg:width="1.6cm" svg:height="1.167cm" svg:x="20.89cm" svg:y="13.986cm">
          <draw:text-box>
            <text:p><text:span text:style-name="T1">W</text:span><text:span text:style-name="T2">5</text:span></text:p>
          </draw:text-box>
        </draw:frame>
        <draw:frame draw:style-name="gr7" draw:text-style-name="P2" draw:layer="layout" svg:width="3.4cm" svg:height="1.167cm" svg:x="5.427cm" svg:y="12.544cm">
          <draw:text-box>
            <text:p><text:span text:style-name="T1">-</text:span><text:span text:style-name="T6">∇</text:span><text:span text:style-name="T1">E(W</text:span><text:span text:style-name="T2">2 </text:span><text:span text:style-name="T1">)</text:span></text:p>
          </draw:text-box>
        </draw:frame>
        <draw:frame draw:style-name="gr7" draw:text-style-name="P2" draw:layer="layout" svg:width="3.4cm" svg:height="1.167cm" svg:x="8.117cm" svg:y="12.533cm">
          <draw:text-box>
            <text:p><text:span text:style-name="T7"><text:s/></text:span><text:span text:style-name="T7">ΔW</text:span><text:span text:style-name="T8">2</text:span></text:p>
          </draw:text-box>
        </draw:frame>
        <draw:line draw:style-name="gr5" draw:text-style-name="P1" draw:layer="layout" svg:x1="5.576cm" svg:y1="13.6cm" svg:x2="5.576cm" svg:y2="14cm">
          <text:p/>
        </draw:line>
        <draw:line draw:style-name="gr12" draw:text-style-name="P1" draw:layer="layout" svg:x1="5.576cm" svg:y1="13.8cm" svg:x2="8.23cm" svg:y2="13.8cm">
          <text:p/>
        </draw:line>
        <draw:line draw:style-name="gr5" draw:text-style-name="P1" draw:layer="layout" svg:x1="8.249cm" svg:y1="13.6cm" svg:x2="8.249cm" svg:y2="13.943cm">
          <text:p/>
        </draw:line>
        <draw:line draw:style-name="gr5" draw:text-style-name="P1" draw:layer="layout" svg:x1="10.093cm" svg:y1="13.6cm" svg:x2="10.093cm" svg:y2="13.943cm">
          <text:p/>
        </draw:line>
        <draw:line draw:style-name="gr12" draw:text-style-name="P1" draw:layer="layout" svg:x1="10.093cm" svg:y1="13.8cm" svg:x2="12.747cm" svg:y2="13.8cm">
          <text:p/>
        </draw:line>
        <draw:frame draw:style-name="gr3" draw:text-style-name="P2" draw:layer="layout" svg:width="1.6cm" svg:height="1.167cm" svg:x="9.493cm" svg:y="14.037cm">
          <draw:text-box>
            <text:p><text:span text:style-name="T1">W</text:span><text:span text:style-name="T2">3</text:span></text:p>
          </draw:text-box>
        </draw:frame>
        <draw:frame draw:style-name="gr7" draw:text-style-name="P2" draw:layer="layout" svg:width="3.4cm" svg:height="1.167cm" svg:x="9.94cm" svg:y="12.544cm">
          <draw:text-box>
            <text:p><text:span text:style-name="T1">-</text:span><text:span text:style-name="T6">∇</text:span><text:span text:style-name="T1">E(W</text:span><text:span text:style-name="T2">3 </text:span><text:span text:style-name="T1">)</text:span></text:p>
          </draw:text-box>
        </draw:frame>
        <draw:line draw:style-name="gr5" draw:text-style-name="P1" draw:layer="layout" svg:x1="12.846cm" svg:y1="13.6cm" svg:x2="12.846cm" svg:y2="13.953cm">
          <text:p/>
        </draw:line>
        <draw:frame draw:style-name="gr7" draw:text-style-name="P2" draw:layer="layout" svg:width="3.4cm" svg:height="1.167cm" svg:x="12.994cm" svg:y="12.533cm">
          <draw:text-box>
            <text:p><text:span text:style-name="T7"><text:s/></text:span><text:span text:style-name="T7">ΔW</text:span><text:span text:style-name="T8">3</text:span></text:p>
          </draw:text-box>
        </draw:frame>
        <draw:line draw:style-name="gr5" draw:text-style-name="P1" draw:layer="layout" svg:x1="15.292cm" svg:y1="13.6cm" svg:x2="15.292cm" svg:y2="13.953cm">
          <text:p/>
        </draw:line>
        <draw:frame draw:style-name="gr3" draw:text-style-name="P2" draw:layer="layout" svg:width="1.6cm" svg:height="1.167cm" svg:x="14.215cm" svg:y="14.037cm">
          <draw:text-box>
            <text:p><text:span text:style-name="T1">W</text:span><text:span text:style-name="T2">4</text:span></text:p>
          </draw:text-box>
        </draw:frame>
        <draw:line draw:style-name="gr12" draw:text-style-name="P1" draw:layer="layout" svg:x1="15.356cm" svg:y1="13.8cm" svg:x2="18.01cm" svg:y2="13.8cm">
          <text:p/>
        </draw:line>
        <draw:line draw:style-name="gr5" draw:text-style-name="P1" draw:layer="layout" svg:x1="18.032cm" svg:y1="13.6cm" svg:x2="18.032cm" svg:y2="13.953cm">
          <text:p/>
        </draw:line>
        <draw:line draw:style-name="gr12" draw:text-style-name="P1" draw:layer="layout" svg:x1="18.09cm" svg:y1="13.8cm" svg:x2="21.498cm" svg:y2="13.8cm">
          <text:p/>
        </draw:line>
        <draw:line draw:style-name="gr13" draw:text-style-name="P1" draw:layer="layout" svg:x1="21.492cm" svg:y1="10.295cm" svg:x2="21.492cm" svg:y2="13.773cm">
          <text:p/>
        </draw:line>
        <draw:line draw:style-name="gr5" draw:text-style-name="P1" draw:layer="layout" svg:x1="21.49cm" svg:y1="13.6cm" svg:x2="21.49cm" svg:y2="13.953cm">
          <text:p/>
        </draw:line>
        <draw:frame draw:style-name="gr7" draw:text-style-name="P2" draw:layer="layout" svg:width="3.4cm" svg:height="1.167cm" svg:x="18.725cm" svg:y="12.633cm">
          <draw:text-box>
            <text:p><text:span text:style-name="T7"><text:s/></text:span><text:span text:style-name="T7">ΔW</text:span><text:span text:style-name="T8">4</text:span></text:p>
          </draw:text-box>
        </draw:frame>
        <draw:frame draw:style-name="gr7" draw:text-style-name="P2" draw:layer="layout" svg:width="3.4cm" svg:height="1.167cm" svg:x="15.292cm" svg:y="12.616cm">
          <draw:text-box>
            <text:p><text:span text:style-name="T1">-</text:span><text:span text:style-name="T6">∇</text:span><text:span text:style-name="T1">E(W</text:span><text:span text:style-name="T2">4 </text:span><text:span text:style-name="T1">)</text:span></text:p>
          </draw:text-box>
        </draw:frame>
        <draw:frame draw:style-name="gr7" draw:text-style-name="P2" draw:layer="layout" svg:width="3.4cm" svg:height="1.167cm" svg:x="22.103cm" svg:y="12.633cm">
          <draw:text-box>
            <text:p><text:span text:style-name="T7"><text:s/></text:span><text:span text:style-name="T7">ΔW</text:span><text:span text:style-name="T8">5</text:span></text:p>
          </draw:text-box>
        </draw:frame>
        <draw:line draw:style-name="gr12" draw:text-style-name="P1" draw:layer="layout" svg:x1="25.446cm" svg:y1="12.256cm" svg:x2="22.013cm" svg:y2="12.256cm">
          <text:p/>
        </draw:line>
        <draw:frame draw:style-name="gr7" draw:text-style-name="P2" draw:layer="layout" svg:width="3.4cm" svg:height="1.167cm" svg:x="22.633cm" svg:y="11.173cm">
          <draw:text-box>
            <text:p><text:span text:style-name="T1">-</text:span><text:span text:style-name="T6">∇</text:span><text:span text:style-name="T1">E(W</text:span><text:span text:style-name="T2">5 </text:span><text:span text:style-name="T1">)</text:span></text:p>
          </draw:text-box>
        </draw:frame>
        <draw:line draw:style-name="gr13" draw:text-style-name="P1" draw:layer="layout" svg:x1="25.446cm" svg:y1="12.256cm" svg:x2="25.446cm" svg:y2="13.8cm">
          <text:p/>
        </draw:line>
        <draw:line draw:style-name="gr13" draw:text-style-name="P1" draw:layer="layout" svg:x1="22.013cm" svg:y1="9.839cm" svg:x2="22.013cm" svg:y2="12.256cm">
          <text:p/>
        </draw:line>
        <draw:custom-shape draw:style-name="gr8" draw:text-style-name="P1" draw:layer="layout" svg:width="0.303cm" svg:height="0.303cm" svg:x="21.877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22.085cm" svg:y="9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21.574cm" svg:y="10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20.615cm" svg:y="10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19.275cm" svg:y="10.8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18.972cm" svg:y="10.5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19.849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path draw:style-name="gr10" draw:text-style-name="P1" draw:layer="layout" svg:width="24.481cm" svg:height="7.235cm" draw:transform="rotate (-0.0151843644923517) translate (2.001cm 3.761cm)" svg:viewBox="0 0 24482 7236" svg:d="m0 0c10627 922 15175 853 15402 1499s1355 8157 4129 4939 4951-5103 4951-5103">
          <text:p/>
        </draw:path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25.2cm" svg:y="14cm">
          <draw:text-box>
            <text:p><text:span text:style-name="T1">W</text:span></text:p>
          </draw:text-box>
        </draw:frame>
        <draw:frame draw:style-name="gr3" draw:text-style-name="P2" draw:layer="layout" svg:width="1.8cm" svg:height="0.958cm" svg:x="0.8cm" svg:y="1.4cm">
          <draw:text-box>
            <text:p><text:span text:style-name="T1">E</text:span></text:p>
          </draw:text-box>
        </draw:frame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872cm" svg:y1="4.005cm" svg:x2="2.872cm" svg:y2="13.8cm">
          <text:p/>
        </draw:line>
        <draw:line draw:style-name="gr5" draw:text-style-name="P1" draw:layer="layout" svg:x1="2.851cm" svg:y1="13.6cm" svg:x2="2.851cm" svg:y2="14cm">
          <text:p/>
        </draw:line>
        <draw:frame draw:style-name="gr3" draw:text-style-name="P2" draw:layer="layout" svg:width="1.6cm" svg:height="1.167cm" svg:x="2.151cm" svg:y="14.037cm">
          <draw:text-box>
            <text:p><text:span text:style-name="T1">W</text:span><text:span text:style-name="T2">1</text:span></text:p>
          </draw:text-box>
        </draw:frame>
        <draw:custom-shape draw:style-name="gr14" draw:text-style-name="P1" draw:layer="layout" svg:width="0.303cm" svg:height="0.303cm" svg:x="15.622cm" svg:y="4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03cm" svg:height="0.303cm" svg:x="15.622cm" svg:y="4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2.831cm" svg:y1="11.922cm" svg:x2="9.626cm" svg:y2="11.922cm">
          <text:p/>
        </draw:line>
        <draw:line draw:style-name="gr12" draw:text-style-name="P1" draw:layer="layout" svg:x1="2.831cm" svg:y1="13.794cm" svg:x2="15.809cm" svg:y2="13.794cm">
          <text:p/>
        </draw:line>
        <draw:line draw:style-name="gr4" draw:text-style-name="P1" draw:layer="layout" svg:x1="6.444cm" svg:y1="3.999cm" svg:x2="6.444cm" svg:y2="9.232cm">
          <text:p/>
        </draw:line>
        <draw:line draw:style-name="gr4" draw:text-style-name="P1" draw:layer="layout" svg:x1="15.763cm" svg:y1="5.003cm" svg:x2="15.763cm" svg:y2="13.8cm">
          <text:p/>
        </draw:line>
        <draw:line draw:style-name="gr4" draw:text-style-name="P1" draw:layer="layout" svg:x1="18.716cm" svg:y1="10.12cm" svg:x2="18.716cm" svg:y2="11.738cm">
          <text:p/>
        </draw:line>
        <draw:line draw:style-name="gr4" draw:text-style-name="P1" draw:layer="layout" svg:x1="9.626cm" svg:y1="4.382cm" svg:x2="9.626cm" svg:y2="11.922cm">
          <text:p/>
        </draw:line>
        <draw:line draw:style-name="gr12" draw:text-style-name="P1" draw:layer="layout" svg:x1="2.872cm" svg:y1="9.232cm" svg:x2="6.444cm" svg:y2="9.232cm">
          <text:p/>
        </draw:line>
        <draw:line draw:style-name="gr12" draw:text-style-name="P1" draw:layer="layout" svg:x1="15.809cm" svg:y1="13.794cm" svg:x2="22.669cm" svg:y2="13.794cm">
          <text:p/>
        </draw:line>
        <draw:line draw:style-name="gr12" draw:text-style-name="P1" draw:layer="layout" svg:x1="15.763cm" svg:y1="11.738cm" svg:x2="18.686cm" svg:y2="11.738cm">
          <text:p/>
        </draw:line>
        <draw:line draw:style-name="gr4" draw:text-style-name="P1" draw:layer="layout" svg:x1="22.647cm" svg:y1="9.256cm" svg:x2="22.647cm" svg:y2="13.866cm">
          <text:p/>
        </draw:line>
        <draw:custom-shape draw:style-name="gr14" draw:text-style-name="P1" draw:layer="layout" svg:width="0.303cm" svg:height="0.303cm" svg:x="6.29cm" svg:y="4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03cm" svg:height="0.303cm" svg:x="9.475cm" svg:y="4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03cm" svg:height="0.303cm" svg:x="18.551cm" svg:y="9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303cm" svg:height="0.303cm" svg:x="22.476cm" svg:y="9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685cm" svg:height="1.167cm" svg:x="16.069cm" svg:y="10.811cm">
          <draw:text-box>
            <text:p><text:span text:style-name="T1">-</text:span><text:span text:style-name="T6">∇</text:span><text:span text:style-name="T1">E</text:span></text:p>
          </draw:text-box>
        </draw:frame>
        <draw:frame draw:style-name="gr7" draw:text-style-name="P2" draw:layer="layout" svg:width="3.4cm" svg:height="1.167cm" svg:x="6.915cm" svg:y="10.855cm">
          <draw:text-box>
            <text:p><text:span text:style-name="T1">-2</text:span><text:span text:style-name="T6">∇</text:span><text:span text:style-name="T1">E</text:span></text:p>
          </draw:text-box>
        </draw:frame>
        <draw:frame draw:style-name="gr7" draw:text-style-name="P2" draw:layer="layout" svg:width="3.4cm" svg:height="1.167cm" svg:x="11.81cm" svg:y="12.633cm">
          <draw:text-box>
            <text:p><text:span text:style-name="T1">-4</text:span><text:span text:style-name="T6">∇</text:span><text:span text:style-name="T1">E</text:span></text:p>
          </draw:text-box>
        </draw:frame>
        <draw:line draw:style-name="gr12" draw:text-style-name="P1" draw:layer="layout" svg:x1="15.809cm" svg:y1="12.814cm" svg:x2="20.462cm" svg:y2="12.814cm">
          <text:p/>
        </draw:line>
        <draw:line draw:style-name="gr4" draw:text-style-name="P1" draw:layer="layout" svg:x1="20.479cm" svg:y1="11.205cm" svg:x2="20.479cm" svg:y2="12.714cm">
          <text:p/>
        </draw:line>
        <draw:custom-shape draw:style-name="gr14" draw:text-style-name="P1" draw:layer="layout" svg:width="0.303cm" svg:height="0.303cm" svg:x="20.307cm" svg:y="11.0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2.742cm" svg:height="1.167cm" svg:x="17.829cm" svg:y="11.838cm">
          <draw:text-box>
            <text:p><text:span text:style-name="T1">-1.5 </text:span><text:span text:style-name="T6">∇</text:span><text:span text:style-name="T1">E</text:span></text:p>
          </draw:text-box>
        </draw:frame>
        <draw:frame draw:style-name="gr7" draw:text-style-name="P2" draw:layer="layout" svg:width="2.742cm" svg:height="1.167cm" svg:x="20.571cm" svg:y="12.714cm">
          <draw:text-box>
            <text:p><text:span text:style-name="T1">-2 </text:span><text:span text:style-name="T6">∇</text:span><text:span text:style-name="T1">E </text:span></text:p>
          </draw:text-box>
        </draw:frame>
        <draw:custom-shape draw:style-name="gr8" draw:text-style-name="P1" draw:layer="layout" svg:width="0.303cm" svg:height="0.303cm" svg:x="20.307cm" svg:y="11.0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2" draw:text-style-name="P1" draw:layer="layout" svg:x1="2.557cm" svg:y1="4.365cm" svg:x2="2.557cm" svg:y2="0.496cm">
          <text:p/>
        </draw:line>
        <draw:line draw:style-name="gr2" draw:text-style-name="P1" draw:layer="layout" svg:x1="2.557cm" svg:y1="4.365cm" svg:x2="25.988cm" svg:y2="4.365cm">
          <text:p/>
        </draw:line>
        <draw:frame draw:style-name="gr3" draw:text-style-name="P2" draw:layer="layout" svg:width="1.8cm" svg:height="0.958cm" svg:x="25.134cm" svg:y="4.555cm">
          <draw:text-box>
            <text:p><text:span text:style-name="T1">W</text:span></text:p>
          </draw:text-box>
        </draw:frame>
        <draw:frame draw:style-name="gr3" draw:text-style-name="P2" draw:layer="layout" svg:width="1.8cm" svg:height="1.167cm" svg:x="1.257cm" svg:y="0.167cm">
          <draw:text-box>
            <text:p><text:span text:style-name="T1">E</text:span><text:span text:style-name="T2">1 </text:span></text:p>
          </draw:text-box>
        </draw:frame>
        <draw:line draw:style-name="gr2" draw:text-style-name="P1" draw:layer="layout" svg:x1="2.557cm" svg:y1="9.392cm" svg:x2="2.557cm" svg:y2="5.523cm">
          <text:p/>
        </draw:line>
        <draw:line draw:style-name="gr2" draw:text-style-name="P1" draw:layer="layout" svg:x1="2.557cm" svg:y1="9.392cm" svg:x2="25.988cm" svg:y2="9.392cm">
          <text:p/>
        </draw:line>
        <draw:frame draw:style-name="gr3" draw:text-style-name="P2" draw:layer="layout" svg:width="1.8cm" svg:height="0.958cm" svg:x="25.134cm" svg:y="9.582cm">
          <draw:text-box>
            <text:p><text:span text:style-name="T1">W</text:span></text:p>
          </draw:text-box>
        </draw:frame>
        <draw:frame draw:style-name="gr3" draw:text-style-name="P2" draw:layer="layout" svg:width="1.8cm" svg:height="1.167cm" svg:x="1.257cm" svg:y="5.194cm">
          <draw:text-box>
            <text:p><text:span text:style-name="T1">E</text:span><text:span text:style-name="T2">2 </text:span></text:p>
          </draw:text-box>
        </draw:frame>
        <draw:line draw:style-name="gr2" draw:text-style-name="P1" draw:layer="layout" svg:x1="2.557cm" svg:y1="14.738cm" svg:x2="2.557cm" svg:y2="10.869cm">
          <text:p/>
        </draw:line>
        <draw:line draw:style-name="gr2" draw:text-style-name="P1" draw:layer="layout" svg:x1="2.557cm" svg:y1="14.738cm" svg:x2="25.988cm" svg:y2="14.738cm">
          <text:p/>
        </draw:line>
        <draw:frame draw:style-name="gr3" draw:text-style-name="P2" draw:layer="layout" svg:width="1.8cm" svg:height="0.958cm" svg:x="25.134cm" svg:y="14.928cm">
          <draw:text-box>
            <text:p><text:span text:style-name="T1">W</text:span></text:p>
          </draw:text-box>
        </draw:frame>
        <draw:frame draw:style-name="gr3" draw:text-style-name="P2" draw:layer="layout" svg:width="1.8cm" svg:height="1.167cm" svg:x="1.257cm" svg:y="10.54cm">
          <draw:text-box>
            <text:p><text:span text:style-name="T1">E</text:span><text:span text:style-name="T2"> </text:span></text:p>
          </draw:text-box>
        </draw:frame>
        <draw:path draw:style-name="gr1" draw:text-style-name="P1" draw:layer="layout" svg:width="20.708cm" svg:height="2.704cm" draw:transform="skewX (-0.00366519142918809) rotate (0.00296705972839036) translate (3.161cm 1.309cm)" svg:viewBox="0 0 20709 2705" svg:d="m0 0c4822 0 4311 2439 5503 2677s1586-1111 2871-1152 1077 790 3736 746 3705-1562 4856-1721 3743-165 3743-165">
          <text:p/>
        </draw:path>
        <draw:path draw:style-name="gr15" draw:text-style-name="P1" draw:layer="layout" svg:width="19.923cm" svg:height="2.069cm" draw:transform="skewX (0.548556983901818) rotate (-0.113097335529233) translate (3.58155900349752cm 5.42641685822729cm)" svg:viewBox="0 0 19924 2070" svg:d="m0 728c13950 1 15218 2074 16033 1065s3864-1790 3864-1790l27-3">
          <text:p/>
        </draw:path>
        <draw:path draw:style-name="gr16" draw:text-style-name="P1" draw:layer="layout" svg:width="20.707cm" svg:height="2.598cm" draw:transform="skewX (-0.00663225115757845) rotate (0.00226892802759263) translate (3.13099999998677cm 11.7649999985136cm)" svg:viewBox="0 0 20708 2599" svg:d="m0 0c4822 0 4768 1769 5961 1957s1444-472 2729-504 1830 1180 4488 1145 2403-831 3595-1200 3935-1096 3935-1096">
          <text:p/>
        </draw:path>
        <draw:custom-shape draw:style-name="gr17" draw:text-style-name="P1" draw:layer="layout" svg:width="0.499cm" svg:height="0.499cm" svg:x="5.233cm" svg:y="1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99cm" svg:height="0.499cm" svg:x="7.246cm" svg:y="2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99cm" svg:height="0.499cm" svg:x="8.599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99cm" svg:height="0.499cm" svg:x="8.599cm" svg:y="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99cm" svg:height="0.499cm" svg:x="10.314cm" svg:y="6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99cm" svg:height="0.499cm" svg:x="12.075cm" svg:y="7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99cm" svg:height="0.499cm" svg:x="12.075cm" svg:y="2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99cm" svg:height="0.499cm" svg:x="13.222cm" svg:y="3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99cm" svg:height="0.499cm" svg:x="14.45cm" svg:y="3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99cm" svg:height="0.499cm" svg:x="14.412cm" svg:y="7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99cm" svg:height="0.499cm" svg:x="15.784cm" svg:y="8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499cm" svg:height="0.499cm" svg:x="17.258cm" svg:y="8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99cm" svg:height="0.499cm" svg:x="17.258cm" svg:y="2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499cm" svg:height="0.499cm" svg:x="15.861cm" svg:y="3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875cm" svg:y1="0.939cm" svg:x2="8.875cm" svg:y2="14.738cm">
          <text:p/>
        </draw:line>
        <draw:line draw:style-name="gr4" draw:text-style-name="P1" draw:layer="layout" svg:x1="12.363cm" svg:y1="0.939cm" svg:x2="12.363cm" svg:y2="14.738cm">
          <text:p/>
        </draw:line>
        <draw:line draw:style-name="gr4" draw:text-style-name="P1" draw:layer="layout" svg:x1="14.696cm" svg:y1="0.939cm" svg:x2="14.696cm" svg:y2="14.738cm">
          <text:p/>
        </draw:line>
        <draw:line draw:style-name="gr4" draw:text-style-name="P1" draw:layer="layout" svg:x1="17.534cm" svg:y1="0.939cm" svg:x2="17.534cm" svg:y2="14.738cm">
          <text:p/>
        </draw:line>
        <draw:custom-shape draw:style-name="gr19" draw:text-style-name="P1" draw:layer="layout" svg:width="0.499cm" svg:height="0.499cm" svg:x="14.46cm" svg:y="1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99cm" svg:height="0.499cm" svg:x="17.309cm" svg:y="1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499cm" svg:height="0.499cm" svg:x="15.909cm" svg:y="14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25.2cm" svg:y="14cm">
          <draw:text-box>
            <text:p><text:span text:style-name="T1">x</text:span></text:p>
          </draw:text-box>
        </draw:frame>
        <draw:frame draw:style-name="gr3" draw:text-style-name="P2" draw:layer="layout" svg:width="1.8cm" svg:height="0.958cm" svg:x="0.8cm" svg:y="1.4cm">
          <draw:text-box>
            <text:p><text:span text:style-name="T1">f</text:span></text:p>
          </draw:text-box>
        </draw:frame>
        <draw:custom-shape draw:style-name="gr17" draw:text-style-name="P1" draw:layer="layout" svg:width="0.67cm" svg:height="0.67cm" svg:x="5.523cm" svg:y="3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67cm" svg:height="0.67cm" svg:x="7.733cm" svg:y="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67cm" svg:height="0.67cm" svg:x="10.316cm" svg:y="1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67cm" svg:height="0.67cm" svg:x="13.086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67cm" svg:height="0.67cm" svg:x="15.607cm" svg:y="12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67cm" svg:height="0.67cm" svg:x="18.657cm" svg:y="10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67cm" svg:height="0.67cm" svg:x="19.747cm" svg:y="9.3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" draw:layer="layout" svg:width="0.67cm" svg:height="0.67cm" svg:x="21.303cm" svg:y="7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67cm" svg:height="0.67cm" svg:x="23.171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67cm" svg:height="0.67cm" svg:x="7.204cm" svg:y="4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67cm" svg:height="0.67cm" svg:x="5.896cm" svg:y="6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67cm" svg:height="0.67cm" svg:x="9.351cm" svg:y="6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67cm" svg:height="0.67cm" svg:x="9.04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67cm" svg:height="0.67cm" svg:x="10.845cm" svg:y="12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67cm" svg:height="0.67cm" svg:x="9.382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67cm" svg:height="0.67cm" svg:x="14.3cm" svg:y="11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67cm" svg:height="0.67cm" svg:x="16.292cm" svg:y="11.0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" draw:layer="layout" svg:width="0.67cm" svg:height="0.67cm" svg:x="16.541cm" svg:y="12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67cm" svg:height="0.67cm" svg:x="17.536cm" svg:y="10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67cm" svg:height="0.67cm" svg:x="18.689cm" svg:y="7.5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" draw:layer="layout" svg:width="0.67cm" svg:height="0.67cm" svg:x="20.618cm" svg:y="5.7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" draw:layer="layout" svg:width="0.67cm" svg:height="0.67cm" svg:x="21.832cm" svg:y="3.0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" draw:layer="layout" svg:width="0.67cm" svg:height="0.67cm" svg:x="21.148cm" svg:y="8.6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" draw:layer="layout" svg:width="0.67cm" svg:height="0.67cm" svg:x="18.501cm" svg:y="12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67cm" svg:height="0.67cm" svg:x="12.651cm" svg:y="9.8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21" draw:text-style-name="P1" draw:layer="layout" svg:width="10.704cm" svg:height="17.651cm" draw:transform="rotate (-1.4470524828285) translate (23.1247128607017cm 1.95480527588298cm)" svg:viewBox="0 0 10705 17652" svg:d="m0 17485c270 61 3497 393 3115-97-183-234-2398-1315-2469-1592-98-386 2522-172 2781-139 372 48 2935-793 3028-956-337-211-3130-365-3038-718 197-217 4777 738 4953 520 224-277-1408-803-1570-1020-260-346 2222-126 2437-302 312-258-2334-1891-2310-2081s2744 186 2751-95c9-379-1465-1261-583-1357 371-40 1029-671 1080-1077-201-292-1651-765-1678-936 76-116 1162 199 1426 32 414-262-2221-1104-2041-1321 222-267 2808-371 2823-641 22-412-2046-416-2327-476-285-61-2944-256-3009-504-91-349 2030-463 2107-715 95-308-3643-1146-3622-1317 47-167 2944 20 2977-137s-1093-275-1389-367c-276-86-3916-741-4127-945 29-449 2114-1244 2114-1244">
          <text:p/>
        </draw:path>
        <draw:path draw:style-name="gr22" draw:text-style-name="P1" draw:layer="layout" svg:width="13.421cm" svg:height="13.205cm" draw:transform="skewX (8.40652415017163E-017) rotate (-0.831998454425697) translate (15.0863185219926cm -4.14981328616991cm)" svg:viewBox="0 0 13422 13206" svg:d="m0 12030c3966 622 9156 2655 12242-721s-855-11309-855-11309">
          <text:p/>
        </draw:path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0T19:49:10.81</meta:creation-date>
    <dc:date>2013-11-23T23:18:40.63</dc:date>
    <meta:editing-duration>PT3H23M55S</meta:editing-duration>
    <meta:editing-cycles>11</meta:editing-cycles>
    <meta:generator>LibreOffice/4.0.3.3$Windows_x86 LibreOffice_project/0eaa50a932c8f2199a615e1eb30f7ac74279539</meta:generator>
    <meta:document-statistic meta:object-count="275"/>
  </office:meta>
</office:document-meta>
</file>